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4.249cm" style:rel-column-width="16383*"/>
    </style:style>
    <style:style style:name="Tabela1.B" style:family="table-column">
      <style:table-column-properties style:column-width="4.251cm" style:rel-column-width="16384*"/>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3a82" officeooo:paragraph-rsid="00083a82"/>
    </style:style>
    <style:style style:name="P2" style:family="paragraph" style:parent-style-name="Table_20_Contents">
      <style:text-properties officeooo:rsid="00096714" officeooo:paragraph-rsid="00096714"/>
    </style:style>
    <style:style style:name="P3" style:family="paragraph" style:parent-style-name="Table_20_Contents">
      <style:text-properties officeooo:rsid="000ada57" officeooo:paragraph-rsid="000ada57"/>
    </style:style>
    <style:style style:name="P4" style:family="paragraph" style:parent-style-name="Table_20_Contents">
      <style:text-properties officeooo:rsid="000c71ff" officeooo:paragraph-rsid="000c71ff"/>
    </style:style>
    <style:style style:name="P5" style:family="paragraph" style:parent-style-name="Standard" style:list-style-name="L1">
      <style:text-properties officeooo:rsid="00083a82" officeooo:paragraph-rsid="00083a82"/>
    </style:style>
    <style:style style:name="P6" style:family="paragraph" style:parent-style-name="Standard" style:list-style-name="L1">
      <style:text-properties officeooo:rsid="0008310c" officeooo:paragraph-rsid="0008310c"/>
    </style:style>
    <style:style style:name="T1" style:family="text">
      <style:text-properties officeooo:rsid="00083a82"/>
    </style:style>
    <style:style style:name="T2" style:family="text">
      <style:text-properties officeooo:rsid="000ada5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15241436" text:style-name="L1">
        <text:list-header>
          <text:p text:style-name="P5">Definições:</text:p>
        </text:list-header>
        <text:list-item>
          <text:p text:style-name="P6">ASICs é uma tecnologia com aplicações específicas o que as tornam aplicações mais caras e com um baixo reaproveitamento.</text:p>
        </text:list-item>
        <text:list-item>
          <text:p text:style-name="P6">SPLDs são uma categoria de dispositivos programaveis(Simple PLDs). Os PLDs(Programable Logic Device),por sua vez se trata de uma versão muito mais barata que às ASICs, pois se trata de um dispositivo que pode ser modificado após a fabricação pelo usuário e utiliza um <text:span text:style-name="T1">máscaras mais genéricas,tornando seu desenvolvimento também mais barato.</text:span></text:p>
        </text:list-item>
        <text:list-item>
          <text:p text:style-name="P5">CPLDs se trata de um aglomerado de SPLDs(Complex PLDs).Devido a dificuldade do aumento da produtividade da arquitetura SPLD a solução encontrada foi adicionar vários blocos de SPLD em um estrutura programável surgindo assim os CPLDs.</text:p>
        </text:list-item>
        <text:list-item>
          <text:p text:style-name="P5">FPGA se trata de um grande arranjo de células configuráveis, e ao invés do uso do plano de portas OR ou AND ele utiliza células configuráveis ou blocos lógicos.</text:p>
          <text:p text:style-name="P5"/>
          <text:p text:style-name="P5">Diferenças:</text:p>
        </text:list-item>
      </text:list>
      <text:p text:style-name="P1"><text:s/></text:p>
      <table:table table:name="Tabela1" table:style-name="Tabela1">
        <table:table-column table:style-name="Tabela1.A"/>
        <table:table-column table:style-name="Tabela1.B" table:number-columns-repeated="3"/>
        <table:table-row>
          <table:table-cell table:style-name="Tabela1.A1" office:value-type="string">
            <text:p text:style-name="P2"/>
          </table:table-cell>
          <table:table-cell table:style-name="Tabela1.A1" office:value-type="string">
            <text:p text:style-name="P2">PROM</text:p>
          </table:table-cell>
          <table:table-cell table:style-name="Tabela1.A1" office:value-type="string">
            <text:p text:style-name="P2">PLA</text:p>
          </table:table-cell>
          <table:table-cell table:style-name="Tabela1.D1" office:value-type="string">
            <text:p text:style-name="P2">PAL</text:p>
          </table:table-cell>
        </table:table-row>
        <table:table-row>
          <table:table-cell table:style-name="Tabela1.A2" office:value-type="string">
            <text:p text:style-name="P2">Pode ser programado pelo usuário?</text:p>
          </table:table-cell>
          <table:table-cell table:style-name="Tabela1.A2" office:value-type="string">
            <text:p text:style-name="P2">Pode ser programado pelo usuário.</text:p>
          </table:table-cell>
          <table:table-cell table:style-name="Tabela1.A2" office:value-type="string">
            <text:p text:style-name="P2">Pode ser programado pelo usuário.</text:p>
          </table:table-cell>
          <table:table-cell table:style-name="Tabela1.D2" office:value-type="string">
            <text:p text:style-name="P2">Pode ser programado pelo usuário.</text:p>
          </table:table-cell>
        </table:table-row>
        <table:table-row>
          <table:table-cell table:style-name="Tabela1.A2" office:value-type="string">
            <text:p text:style-name="P2">Pode implementar circuitos lógicos?</text:p>
          </table:table-cell>
          <table:table-cell table:style-name="Tabela1.A2" office:value-type="string">
            <text:p text:style-name="P2">Sim</text:p>
          </table:table-cell>
          <table:table-cell table:style-name="Tabela1.A2" office:value-type="string">
            <text:p text:style-name="P2">Sim</text:p>
          </table:table-cell>
          <table:table-cell table:style-name="Tabela1.D2" office:value-type="string">
            <text:p text:style-name="P2">Sim</text:p>
          </table:table-cell>
        </table:table-row>
        <table:table-row>
          <table:table-cell table:style-name="Tabela1.A2" office:value-type="string">
            <text:p text:style-name="P3">Quais os destaques do circuito?</text:p>
          </table:table-cell>
          <table:table-cell table:style-name="Tabela1.A2" office:value-type="string">
            <text:p text:style-name="P3">O primeiro dispositivo a ser criado que serviu de inspiração para outros.</text:p>
          </table:table-cell>
          <table:table-cell table:style-name="Tabela1.A2" office:value-type="string">
            <text:p text:style-name="P3">Dispositivo adequado para fazer soma dos produtos ,além de possuir múltiplas entradas tanto para as portas AND e OR.</text:p>
          </table:table-cell>
          <table:table-cell table:style-name="Tabela1.D2" office:value-type="string">
            <text:p text:style-name="P4">Baixo custo de produção, alto desempenho e flip-flops nas saídas.</text:p>
          </table:table-cell>
        </table:table-row>
        <table:table-row>
          <table:table-cell table:style-name="Tabela1.A2" office:value-type="string">
            <text:p text:style-name="P2">Qua<text:span text:style-name="T2">is</text:span> os defeitos do circuito?</text:p>
          </table:table-cell>
          <table:table-cell table:style-name="Tabela1.A2" office:value-type="string">
            <text:p text:style-name="P2">Poucos termos de produto. <text:span text:style-name="T2">Produzindo uma baixa eficiência <text:s/>em circuitos lógicos.</text:span></text:p>
          </table:table-cell>
          <table:table-cell table:style-name="Tabela1.A2" office:value-type="string">
            <text:p text:style-name="P3">Dois níveis lógicos configuráveis gerando um alto custo de fabricação e um atraso no tempo de resposta.</text:p>
          </table:table-cell>
          <table:table-cell table:style-name="Tabela1.D2" office:value-type="string">
            <text:p text:style-name="P3">Não possui um defeito mostrado no artigo bas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0T19:45:15.254689046</meta:creation-date>
    <meta:editing-duration>PT12S</meta:editing-duration>
    <meta:editing-cycles>2</meta:editing-cycles>
    <meta:generator>LibreOffice/6.0.7.3$Linux_X86_64 LibreOffice_project/00m0$Build-3</meta:generator>
    <dc:date>2019-10-20T19:45:25.759038111</dc:date>
    <meta:document-statistic meta:table-count="1" meta:image-count="0" meta:object-count="0" meta:page-count="1" meta:paragraph-count="26" meta:word-count="257" meta:character-count="1614" meta:non-whitespace-character-count="1384"/>
  </office:meta>
</office:document-meta>
</file>